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2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4" table:default-cell-style-name="ce1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wl1</text:p>
          </table:table-cell>
          <table:table-cell office:value-type="string" calcext:value-type="string">
            <text:p>wl2</text:p>
          </table:table-cell>
          <table:table-cell office:value-type="string" calcext:value-type="string">
            <text:p>wl3</text:p>
          </table:table-cell>
          <table:table-cell office:value-type="string" calcext:value-type="string">
            <text:p>wl4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ubse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erry_Cok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5" calcext:value-type="float">
            <text:p>21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A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B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Classi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Classi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Classi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Classi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</text:p>
          </table:table-cell>
          <table:table-cell office:value-type="float" office:value="245" calcext:value-type="float">
            <text:p>245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_koffeinfre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33,39: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Vanil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5" calcext:value-type="float">
            <text:p>215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3F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ke_Zero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60" calcext:value-type="float">
            <text:p>26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_koffeinfre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33,39: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esulfam</text:p>
          </table:table-cell>
          <table:table-cell office:value-type="float" office:value="210" calcext:value-type="float">
            <text:p>21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1K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TA</text:p>
          </table:table-cell>
          <table:table-cell office:value-type="float" office:value="215" calcext:value-type="float">
            <text:p>215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Orang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60" calcext:value-type="float">
            <text:p>26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11,14: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Orang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zzoMi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zzoMix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20" calcext:value-type="float">
            <text:p>22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30,52:24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194" calcext:value-type="float">
            <text:p>1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194" calcext:value-type="float">
            <text:p>1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4,13-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220" calcext:value-type="float">
            <text:p>220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-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lend</text:p>
          </table:table-cell>
          <table:table-cell office:value-type="float" office:value="210" calcext:value-type="float">
            <text:p>210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lavor</text:p>
          </table:table-cell>
          <table:table-cell office:value-type="float" office:value="325" calcext:value-type="float">
            <text:p>325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ubyRed</text:p>
          </table:table-cell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esulfam</text:p>
          </table:table-cell>
          <table:table-cell office:value-type="float" office:value="225" calcext:value-type="float">
            <text:p>225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0968043" calcext:value-type="float">
            <text:p>0,0968043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205" calcext:value-type="float">
            <text:p>205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.1695295" calcext:value-type="float">
            <text:p>7,1695295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lend</text:p>
          </table:table-cell>
          <table:table-cell office:value-type="float" office:value="200" calcext:value-type="float">
            <text:p>200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itrusFlavor</text:p>
          </table:table-cell>
          <table:table-cell office:value-type="float" office:value="305" calcext:value-type="float">
            <text:p>305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loud</text:p>
          </table:table-cell>
          <table:table-cell office:value-type="float" office:value="320" calcext:value-type="float">
            <text:p>320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.441649" calcext:value-type="float">
            <text:p>3,441649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40" calcext:value-type="float">
            <text:p>24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.290617" calcext:value-type="float">
            <text:p>4,290617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opicalFlavor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6" calcext:value-type="float">
            <text:p>22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rit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TA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W_Lem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W_Lem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S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320" calcext:value-type="float">
            <text:p>320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05" calcext:value-type="float">
            <text:p>20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spartam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05" calcext:value-type="float">
            <text:p>20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3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15" calcext:value-type="float">
            <text:p>21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3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20" calcext:value-type="float">
            <text:p>22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Titration</text:p>
          </table:table-cell>
          <table:table-cell office:value-type="float" office:value="250" calcext:value-type="float">
            <text:p>25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195" calcext:value-type="float">
            <text:p>19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06" calcext:value-type="float">
            <text:p>206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3" calcext:value-type="float">
            <text:p>203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0" calcext:value-type="float">
            <text:p>20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3" calcext:value-type="float">
            <text:p>213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13" calcext:value-type="float">
            <text:p>213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Twi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Koffein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Ohne_Zuck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79" calcext:value-type="float">
            <text:p>27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Ohne_Zucker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5" calcext:value-type="float">
            <text:p>205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venU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5" calcext:value-type="float">
            <text:p>215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venU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79" calcext:value-type="float">
            <text:p>27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TJL</meta:initial-creator>
    <meta:creation-date>2016-08-18T13:39:56Z</meta:creation-date>
    <dc:date>2022-06-29T09:54:17.421000000</dc:date>
    <meta:editing-duration>PT24M13S</meta:editing-duration>
    <meta:editing-cycles>2</meta:editing-cycles>
    <meta:document-statistic meta:table-count="1" meta:cell-count="1638" meta:object-count="0"/>
  </office:meta>
</office:document-meta>
</file>